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perImpl.buildMapp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MapperImpl.solveReferences( List erro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AbstractMapperImpl.validateDescriptors( List errors , Collection classDescript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MapperImpl.getClassDescriptorByNodeType( String jcrNod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apperImpl.getErrorMessage( List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pperImpl.getClassDescriptorByClass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